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f3d" officeooo:paragraph-rsid="00078f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as por cambiar: </text:p>
      <text:p text:style-name="P1">1. Hacer que el de metodos mo pregunte de primer momento el metodo que usa, ya que se supone que ya le preguntó y ya sabe.</text:p>
      <text:p text:style-name="P1">2. poner una despedida despues del final de cada sub menú</text:p>
      <text:p text:style-name="P1">3. preguntar desde un inicio periodos pasad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15:33:16.572264675</meta:creation-date>
    <dc:date>2021-07-06T16:03:28.839311151</dc:date>
    <meta:editing-duration>PT14M2S</meta:editing-duration>
    <meta:editing-cycles>1</meta:editing-cycles>
    <meta:document-statistic meta:table-count="0" meta:image-count="0" meta:object-count="0" meta:page-count="1" meta:paragraph-count="4" meta:word-count="47" meta:character-count="244" meta:non-whitespace-character-count="200"/>
    <meta:generator>LibreOffice/6.4.7.2$Linux_X86_64 LibreOffice_project/40$Build-2</meta:generator>
  </office:meta>
</office:document-meta>
</file>